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arris, Michael L</text:p>
      <text:p text:style-name="P4">Comp-Sci 101</text:p>
      <text:p text:style-name="P1">Program 1</text:p>
      <text:p text:style-name="P1"/>
      <text:p text:style-name="P2">ALGORITHM:</text:p>
      <text:list xml:id="list30275827" text:style-name="L1">
        <text:list-item>
          <text:p text:style-name="P3">Receive the number N from user and convert to an integer.</text:p>
        </text:list-item>
        <text:list-item>
          <text:p text:style-name="P3">Break that number down into hundreds, tens, and ones by through the use of integer division and the modulus function.</text:p>
        </text:list-item>
        <text:list-item>
          <text:p text:style-name="P3">Compare these new variables to the 'tens' value via subtraction.</text:p>
        </text:list-item>
        <text:list-item>
          <text:p text:style-name="P3">Output the results in the form of the puzz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41S</meta:editing-duration>
    <meta:editing-cycles>6</meta:editing-cycles>
    <meta:generator>OpenOffice.org/3.3$Win32 OpenOffice.org_project/330m20$Build-9567</meta:generator>
    <dc:date>2012-08-29T10:13:32.32</dc:date>
    <dc:creator>Michael Harris</dc:creator>
    <meta:document-statistic meta:table-count="0" meta:image-count="0" meta:object-count="0" meta:page-count="1" meta:paragraph-count="8" meta:word-count="62" meta:character-count="335"/>
    <meta:user-defined meta:name="Info 1"/>
    <meta:user-defined meta:name="Info 2"/>
    <meta:user-defined meta:name="Info 3"/>
    <meta:user-defined meta:name="Info 4"/>
  </office:meta>
</office:document-meta>
</file>